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Helvetica Neu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style:text-underline-style="none"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8pt" style:text-underline-style="none" fo:font-weight="bold" style:font-size-asian="8pt" style:font-weight-asian="bold" style:font-size-complex="8pt" style:font-weight-complex="bold"/>
    </style:style>
    <style:style style:name="P3" style:family="paragraph" style:parent-style-name="Standard">
      <style:paragraph-properties fo:margin-left="0cm" fo:margin-right="0cm" fo:text-align="start" style:justify-single-word="false" fo:text-indent="0cm" style:auto-text-indent="false"/>
      <style:text-properties fo:font-size="6pt" style:text-underline-style="none" fo:font-weight="bold" style:font-size-asian="6pt" style:font-weight-asian="bold" style:font-size-complex="6pt" style:font-weight-complex="bold"/>
    </style:style>
    <style:style style:name="P4" style:family="paragraph" style:parent-style-name="Standard">
      <style:paragraph-properties fo:margin-left="0cm" fo:margin-right="0cm" fo:text-align="start" style:justify-single-word="false" fo:text-indent="0cm" style:auto-text-indent="false"/>
      <style:text-properties style:font-name="Arial" fo:font-size="13pt" style:text-underline-style="none" fo:font-weight="bold" style:font-size-asian="13pt" style:font-weight-asian="bold" style:font-size-complex="13pt" style:font-weight-complex="bold"/>
    </style:style>
    <style:style style:name="P5" style:family="paragraph" style:parent-style-name="Standard">
      <style:paragraph-properties fo:margin-left="0cm" fo:margin-right="0cm" fo:text-align="start" style:justify-single-word="false" fo:text-indent="0cm" style:auto-text-indent="false"/>
      <style:text-properties style:font-name="Arial" fo:font-size="6pt" style:text-underline-style="none" fo:font-weight="bold" style:font-size-asian="6pt" style:font-weight-asian="bold" style:font-size-complex="6pt" style:font-weight-complex="bold"/>
    </style:style>
    <style:style style:name="P6" style:family="paragraph" style:parent-style-name="Standard">
      <style:paragraph-properties fo:margin-left="0cm" fo:margin-right="0cm" fo:text-align="start" style:justify-single-word="false" fo:text-indent="0cm" style:auto-text-indent="false"/>
      <style:text-properties style:font-name="Arial" fo:font-size="11pt" style:text-underline-style="none" fo:font-weight="normal" style:font-size-asian="11pt" style:font-weight-asian="normal" style:font-size-complex="11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master-page-name="">
      <style:paragraph-properties fo:margin-left="0cm" fo:margin-right="0cm" fo:text-align="start" style:justify-single-word="false" fo:text-indent="0cm" style:auto-text-indent="false" style:page-number="auto"/>
      <style:text-properties style:font-name="Arial" fo:font-size="10pt" style:text-underline-style="none"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Arial" fo:font-size="12pt" style:text-underline-style="none"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center" style:justify-single-word="false"/>
      <style:text-properties style:font-name="Arial" fo:font-size="24pt" fo:font-style="italic" style:text-underline-style="none" fo:font-weight="bold" style:font-size-asian="24pt" style:font-style-asian="italic" style:font-weight-asian="bold" style:font-size-complex="24pt" style:font-style-complex="italic" style:font-weight-complex="bold"/>
    </style:style>
    <style:style style:name="P12" style:family="paragraph" style:parent-style-name="Standard">
      <style:paragraph-properties fo:text-align="center" style:justify-single-word="false"/>
      <style:text-properties fo:font-size="8pt" style:text-underline-style="none" fo:font-weight="bold" style:font-size-asian="8pt" style:font-weight-asian="bold" style:font-size-complex="8pt" style:font-weight-complex="bold"/>
    </style:style>
    <style:style style:name="P13" style:family="paragraph" style:parent-style-name="Standard">
      <style:paragraph-properties fo:text-align="start" style:justify-single-word="false"/>
      <style:text-properties fo:font-size="8pt" style:text-underline-style="none" fo:font-weight="bold" style:font-size-asian="8pt" style:font-weight-asian="bold" style:font-size-complex="8pt" style:font-weight-complex="bold"/>
    </style:style>
    <style:style style:name="P14" style:family="paragraph" style:parent-style-name="Standard">
      <style:paragraph-properties fo:margin-left="0cm" fo:margin-right="0cm" fo:text-align="center" style:justify-single-word="false" fo:text-indent="-0.021cm" style:auto-text-indent="false"/>
      <style:text-properties style:font-name="Arial" fo:font-size="20pt" style:text-underline-style="none" fo:font-weight="bold" style:font-size-asian="20pt" style:font-weight-asian="bold" style:font-size-complex="20pt" style:font-weight-complex="bold"/>
    </style:style>
    <style:style style:name="P15" style:family="paragraph" style:parent-style-name="Standard" style:master-page-name="">
      <style:paragraph-properties fo:margin-left="0cm" fo:margin-right="0cm" fo:text-align="center" style:justify-single-word="false" fo:text-indent="-0.021cm" style:auto-text-indent="false" style:page-number="auto"/>
      <style:text-properties style:font-name="Arial" fo:font-size="6pt" style:text-underline-style="none" fo:font-weight="bold" style:font-size-asian="6pt" style:font-weight-asian="bold" style:font-size-complex="6pt"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font-name="Arial" fo:font-size="11pt" style:text-underline-style="none" fo:font-weight="normal" style:font-size-asian="11pt" style:font-weight-asian="normal" style:font-size-complex="11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1pt" style:text-underline-style="none" fo:font-weight="bold" style:font-size-asian="11pt" style:font-weight-asian="bold" style:font-size-complex="11pt" style:font-weight-complex="bold"/>
    </style:style>
    <style:style style:name="P18" style:family="paragraph" style:parent-style-name="Standard">
      <style:paragraph-properties fo:margin-left="0cm" fo:margin-right="0cm" fo:text-align="start" style:justify-single-word="false" fo:text-indent="0cm" style:auto-text-indent="false"/>
      <style:text-properties style:font-name="Arial" fo:font-size="13pt" style:text-underline-style="none" fo:font-weight="bold" style:font-size-asian="13pt" style:font-weight-asian="bold" style:font-size-complex="13pt" style:font-weight-complex="bold"/>
    </style:style>
    <style:style style:name="P19" style:family="paragraph" style:parent-style-name="Standard">
      <style:paragraph-properties fo:margin-left="0cm" fo:margin-right="0cm" fo:text-align="start" style:justify-single-word="false" fo:text-indent="0cm" style:auto-text-indent="false"/>
      <style:text-properties style:font-name="Arial" fo:font-size="10pt" style:text-underline-style="none" fo:font-weight="bold" style:font-size-asian="10pt" style:font-weight-asian="bold" style:font-size-complex="10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Arial" fo:font-size="10pt" style:text-underline-style="none"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Arial" fo:font-size="6pt" style:text-underline-style="none" fo:font-weight="bold" style:font-size-asian="6pt" style:font-weight-asian="bold" style:font-size-complex="6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Arial" fo:font-size="6pt" style:text-underline-style="none" fo:font-weight="normal" style:font-size-asian="6pt" style:font-weight-asian="normal" style:font-size-complex="6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style:font-name="Arial" fo:font-size="11pt" style:text-underline-style="none" fo:font-weight="normal" style:font-size-asian="11pt" style:font-weight-asian="normal" style:font-size-complex="11pt" style:font-weight-complex="normal"/>
    </style:style>
    <style:style style:name="P25" style:family="paragraph" style:parent-style-name="Standard" style:master-page-name="">
      <style:paragraph-properties fo:margin-left="0cm" fo:margin-right="0.101cm" fo:text-align="center" style:justify-single-word="false" fo:text-indent="0cm" style:auto-text-indent="false" style:page-number="auto"/>
      <style:text-properties fo:font-size="30pt" style:text-underline-style="solid" style:text-underline-width="auto" style:text-underline-color="font-color" fo:font-weight="bold" style:font-size-asian="30pt" style:font-weight-asian="bold" style:font-size-complex="30pt" style:font-weight-complex="bold"/>
    </style:style>
    <style:style style:name="T1" style:family="text">
      <style:text-properties style:font-name="Arial" fo:font-size="12pt" fo:font-style="italic" style:font-size-asian="12pt" style:font-style-asian="italic" style:font-size-complex="12pt" style:font-style-complex="italic"/>
    </style:style>
    <style:style style:name="T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variant="normal" fo:text-transform="none" fo:color="#3d3d3d" style:font-name="Roboto" fo:letter-spacing="normal" fo:font-style="normal" fo:font-weight="normal" fo:background-color="#eff1fb" style:font-weight-asian="normal" style:font-weight-complex="normal"/>
    </style:style>
    <style:style style:name="T7" style:family="text">
      <style:text-properties fo:font-variant="normal" fo:text-transform="none" style:font-name="Roboto" fo:letter-spacing="normal" fo:font-style="normal"/>
    </style:style>
    <style:style style:name="T8" style:family="text">
      <style:text-properties fo:font-weight="normal" style:font-weight-asian="normal" style:font-weight-complex="normal"/>
    </style:style>
    <style:style style:name="T9" style:family="text">
      <style:text-properties fo:font-size="13pt" style:font-size-asian="13pt" style:font-size-complex="13pt"/>
    </style:style>
    <style:style style:name="Sect1"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section-properties>
    </style:style>
    <style:style style:name="Sect2" style:family="section">
      <style:section-properties text:dont-balance-text-columns="true" style:editable="false">
        <style:columns fo:column-count="2" fo:column-gap="0cm">
          <style:column style:rel-width="4819*" fo:start-indent="0cm" fo:end-indent="0cm"/>
          <style:column style:rel-width="4819*" fo:start-indent="0cm" fo:end-indent="0cm"/>
        </style:columns>
      </style:section-properties>
    </style:style>
    <style:style style:name="Sect3" style:family="section">
      <style:section-properties text:dont-balance-text-columns="false" style:editable="false">
        <style:columns fo:column-count="2" fo:column-gap="0cm">
          <style:column style:rel-width="2409*" fo:start-indent="0cm" fo:end-indent="0cm"/>
          <style:column style:rel-width="2410*"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4">State of cybersecurity market</text:p>
      <text:p text:style-name="P25"/>
      <text:section text:style-name="Sect1" text:name="Section1">
        <text:p text:style-name="P9">Christopher LEMASSON</text:p>
        <text:p text:style-name="P12"><text:a xlink:type="simple" xlink:href="mailto:christopher.lemasson@univ-reims.fr" text:style-name="Internet_20_link" text:visited-style-name="Visited_20_Internet_20_Link"><text:span text:style-name="T1">christopher.lemasson@univ-reims.fr</text:span></text:a></text:p>
        <text:p text:style-name="P11"/>
        <text:p text:style-name="P9">Thomas COEHLO</text:p>
        <text:p text:style-name="P12"><text:span text:style-name="T1">t</text:span><text:a xlink:type="simple" xlink:href="mailto:Thomas.coehlo@univ-reims.fr" text:style-name="Internet_20_link" text:visited-style-name="Visited_20_Internet_20_Link"><text:span text:style-name="T1">homas.coehlo@univ-reims.fr</text:span></text:a></text:p>
        <text:p text:style-name="P9"/>
        <text:p text:style-name="P9"/>
        <text:p text:style-name="P9">Julien BOUTTEREAUX</text:p>
        <text:p text:style-name="P9"><text:span text:style-name="T3">julien.bouttereaux@univ-reims.fr</text:span></text:p>
      </text:section>
      <text:section text:style-name="Sect2" text:name="Section2">
        <text:p text:style-name="P1">Summary. <text:span text:style-name="T2">Cybersecurity is all around us now, and had change since the begin of his creation, and to understand why and how the cybersecurity market had change, we will see that with this article,</text:span></text:p>
        <text:p text:style-name="P10"/>
        <text:p text:style-name="P1"><text:span text:style-name="T4">Mots-clefs:</text:span><text:span text:style-name="T3"> </text:span><text:span text:style-name="T5">Cybersecurity, market, evolution, informatic,data.</text:span></text:p>
        <text:p text:style-name="P8"/>
        <text:p text:style-name="P4">1. Introduction</text:p>
        <text:p text:style-name="P5"/>
        <text:p text:style-name="P6">Since the rise of technologies, in particular the connected technologies, a problem was born, the devices hacking, and that, since the begin of electronic systems, proven by the emergence of «phone phreaks» for example,often considered like the first hack. However, to counter the arrival of its hacks which were not yet originally thought , cybersecurity has been strenghthened, in particular with the securing of telephone networks in a first time, altought the hacks number was increasing, that was not like today, where hack is often a means to obtain money, for example, through theft of bank details, ransomware, from fat companies. </text:p>
        <text:p text:style-name="P22"/>
        <text:p text:style-name="P24"><text:span text:style-name="T7">Cybersecurity was born, in fact, technicians, developers have now focused on the perspective of securing networks, infrastructures, computers, operating systems, in short, everything that has an atrait to technology because they have discover the differents problems that can be create from the security fail on the connected world. So cybersecurity took its first steps in a world where it didn’t exist, and where technologies were not yet used globally, in order to protect both users and businesses.</text:span> </text:p>
        <text:p text:style-name="P7"/>
        <text:p text:style-name="P6">So, we can surmise that the cybersecurity had increase at the same time that hacks, and to verify this, first, we will some comparaison of studies about the evolution of cybersecurity business from the beggining to now, and for that,we will compare some studies about the cybersecurity market through ages to see the states of arts about the cybersecurity and cybercrime . In a second part, we will see some graphics and statistics about the cybersecurity market.</text:p>
        <text:p text:style-name="P19"><text:span text:style-name="T6"/></text:p>
        <text:p text:style-name="P4">2.Etat de l'art</text:p>
        <text:p text:style-name="P5"/>
        <text:p text:style-name="P6">According to «The Quick and Dirty History of Cybersecurity»[1] with the «explosive rise of cybercrime», Cybersecurity is a main problem for so many industries today, and the cybercrime had a high cost financery. However, before, that cost was lower as stated by «Cybercrime against Businesses»[2], in 2005 ,in average 70% of Telecommunications and Computer system design industries prevalence cyberattacks, and we see that no matter the number of employees, the lower industries was the most touched as we can see, 44% of cyberattack was on the industries with 25 or less, so this big problem can touch all, and a big part of those cyberincident were a theft of personal data/userdata, and the biggest part of businesses was in a critical risk level as shown by the second document of [2]. But the most commun cyberattack was the computer virus and denial of service, partly supported but not totally by «The Most common Types of Cyber Crime» by Felix Richter, a post created in Apr 8, 2021 , where this article explain that personal data were stolen by a group and leak in a forum in 2019, and, according to a FBI report on internet crime, the most part of american victim from cybercrime was victim of Phishing/Vishing/Smishing of Data, extortion, identity theft and data theft, so, as reported by [2,3], the type of crime have change in the last year. Nowaday, to counter those differents type of cybercrime, some countries bet all on a new generation of developers specialized on cybersecurity, even the military army will recruit new cybersecurity profesionnal, for example, according to the army ministry of France[4], they will recruit 1500 news specialist in cybersecurity, so, the cybersecurity isn't just a problem for user, but for some of security nation, especially with the cyberterrorism, so, we will see, specially how the cybercrime and cyberterrorism had change the cybersecurity rate. </text:p>
        <text:p text:style-name="P7"/>
        <text:p text:style-name="P4">3.State of cybersecurity market</text:p>
        <text:section text:style-name="Sect3" text:name="Section3">
          <text:p text:style-name="P5"><text:soft-page-break/></text:p>
          <text:p text:style-name="P17"><text:span text:style-name="T8">According to</text:span></text:p>
          <text:p text:style-name="P17"/>
          <text:p text:style-name="P5"/>
          <text:p text:style-name="P6"/>
          <text:p text:style-name="P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4.Conclusio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text:span text:style-name="T9">Source</text:span></text:p>
          <text:p text:style-name="P2"><text:s/><text:a xlink:type="simple" xlink:href="https://blog.avast.com/history-of-cybersecurity-avast" text:style-name="Internet_20_link" text:visited-style-name="Visited_20_Internet_20_Link">https://blog.avast.com/history-of-cybersecurity-avast</text:a></text:p>
          <text:p text:style-name="P2">https://cyberexperts.com/history-of-cybersecurity/</text:p>
          <text:p text:style-name="P2">https://bjs.ojp.gov/content/pub/pdf/cb05.pdf</text:p>
          <text:p text:style-name="P2"><text:a xlink:type="simple" xlink:href="https://www.statista.com/chart/24593/most-common-types-of-cyber-crime/" text:style-name="Internet_20_link" text:visited-style-name="Visited_20_Internet_20_Link">• Chart: The Most Common Types of Cyber Crime | Statista</text:a> </text:p>
          <text:p text:style-name="P2"><text:a xlink:type="simple" xlink:href="https://www.consilium.europa.eu/fr/policies/cybersecurity/" text:style-name="Internet_20_link" text:visited-style-name="Visited_20_Internet_20_Link">https://www.consilium.europa.eu/fr/policies/cybersecurity/</text:a></text:p>
          <text:p text:style-name="P2">https://heimdalsecurity.com/blog/10-surprising-cyber-security-facts-that-may-affect-your-online-safety</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Helvetica Neu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16T17:04:38.30</meta:creation-date>
    <dc:date>2021-11-17T21:49:14.07</dc:date>
    <meta:editing-duration>PT4H5M1S</meta:editing-duration>
    <meta:editing-cycles>4</meta:editing-cycles>
    <meta:generator>OpenOffice/4.1.8$Win32 OpenOffice.org_project/418m3$Build-9803</meta:generator>
    <meta:document-statistic meta:table-count="0" meta:image-count="0" meta:object-count="0" meta:page-count="2" meta:paragraph-count="25" meta:word-count="648" meta:character-count="4395"/>
  </office:meta>
</office:document-meta>
</file>